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00a65d" draw:fill-gradient-name="Tango_20_Green" draw:gradient-step-count="0" draw:textarea-horizontal-align="justify" draw:textarea-vertical-align="middle" draw:auto-grow-height="false" fo:min-height="2.65cm" fo:min-width="3.875cm"/>
    </style:style>
    <style:style style:name="P1" style:family="paragraph">
      <loext:graphic-properties draw:fill="gradient" draw:fill-color="#00a65d" draw:fill-gradient-name="Tango_20_Green" draw:gradient-step-count="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.8cm" draw:transform="rotate (-1.5707963267949) translate (8.5cm 6.4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5:13:07.995716581</meta:creation-date>
    <dc:date>2017-12-01T15:40:45.092462877</dc:date>
    <meta:editing-duration>PT25M</meta:editing-duration>
    <meta:editing-cycles>3</meta:editing-cycles>
    <meta:generator>LibreOffice/5.4.1.2$Linux_X86_64 LibreOffice_project/40m0$Build-2</meta:generator>
    <meta:document-statistic meta:object-count="1"/>
  </office:meta>
</office:document-meta>
</file>